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ull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ostgres 8.4</text:p>
          </table:table-cell>
          <table:table-cell office:value-type="string">
            <text:p>PyTables 2.2</text:p>
          </table:table-cell>
          <table:table-cell>
            <draw:frame table:end-cell-address="Full1.J21" table:end-x="0.293cm" table:end-y="0.102cm" draw:z-index="1" draw:style-name="gr1" svg:width="15.999cm" svg:height="8.999cm" svg:x="0.101cm" svg:y="0.1cm">
              <draw:object draw:notify-on-update-of-ranges="Full1.A1:Full1.A1 Full1.A2:Full1.A2 Full1.B1:Full1.B1 Full1.B2:Full1.B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Full1.Q21" table:end-x="1.672cm" table:end-y="0.318cm" draw:z-index="0" draw:style-name="gr1" svg:width="16.002cm" svg:height="8.997cm" svg:x="1.477cm" svg:y="0.318cm">
              <draw:object draw:notify-on-update-of-ranges="Full1.A19:Full1.A19 Full1.A20:Full1.A20 Full1.B19:Full1.B19 Full1.B20:Full1.B2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082">
            <text:p>20082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office:value-type="string">
            <text:p>Postgres 8.4</text:p>
          </table:table-cell>
          <table:table-cell office:value-type="string">
            <text:p>PyTables 2.2</text:p>
          </table:table-cell>
          <table:table-cell table:number-columns-repeated="8"/>
        </table:table-row>
        <table:table-row table:style-name="ro1">
          <table:table-cell office:value-type="float" office:value="49761">
            <text:p>49761</text:p>
          </table:table-cell>
          <table:table-cell office:value-type="float" office:value="22894">
            <text:p>22894</text:p>
          </table:table-cell>
          <table:table-cell table:number-columns-repeated="8"/>
        </table:table-row>
      </table:table>
      <table:table table:name="Fu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09/09/2011</text:date>, <text:time>12:10:2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9T11:51:24</meta:creation-date>
    <meta:editing-cycles>1</meta:editing-cycles>
    <meta:editing-duration>PT3M38S</meta:editing-duration>
    <dc:date>2011-09-09T12:10:22</dc:date>
    <meta:document-statistic meta:table-count="3" meta:cell-count="8" meta:object-count="2"/>
    <meta:generator>LibreOffice/3.3$Unix LibreOffice_project/330m19$Build-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Insert time for 10^9 rows (seconds)</text:p>
        </chart:title>
        <chart:legend chart:legend-position="end" svg:x="13.18cm" svg:y="3.98cm" chart:style-name="ch3"/>
        <chart:plot-area chart:style-name="ch4" table:cell-range-address="Full1.A1:Full1.B2" chart:data-source-has-labels="row" svg:x="0.77cm" svg:y="1.635cm" svg:width="11.77cm" svg:height="6.765cm">
          <chartooo:coordinate-region svg:x="0.863cm" svg:y="1.635cm" svg:width="11.212cm" svg:height="6.1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ull1.A2:Full1.A2" chart:label-cell-address="Full1.A1:Full1.A1" chart:class="chart:bar">
            <chart:data-point/>
          </chart:series>
          <chart:series chart:style-name="ch9" chart:values-cell-range-address="Full1.B2:Full1.B2" chart:label-cell-address="Full1.B1:Full1.B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tgres 8.4</text:p>
                <draw:g>
                  <svg:desc>Full1.A1:Full1.A1</svg:desc>
                </draw:g>
              </table:table-cell>
              <table:table-cell office:value-type="string">
                <text:p>PyTables 2.2</text:p>
                <draw:g>
                  <svg:desc>Full1.B1:Full1.B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082">
                <text:p>20082</text:p>
                <draw:g>
                  <svg:desc>Full1.A2:Full1.A2</svg:desc>
                </draw:g>
              </table:table-cell>
              <table:table-cell office:value-type="float" office:value="108">
                <text:p>108</text:p>
                <draw:g>
                  <svg:desc>Full1.B2:Full1.B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047cm" svg:y="0.315cm" chart:style-name="ch2">
          <text:p>Table size for 10^9 rows (MB)</text:p>
        </chart:title>
        <chart:legend chart:legend-position="end" svg:x="13.183cm" svg:y="3.979cm" chart:style-name="ch3"/>
        <chart:plot-area chart:style-name="ch4" table:cell-range-address="Full1.A19:Full1.B20" chart:data-source-has-labels="row" svg:x="0.77cm" svg:y="1.631cm" svg:width="11.773cm" svg:height="6.768cm">
          <chartooo:coordinate-region svg:x="0.863cm" svg:y="1.631cm" svg:width="11.216cm" svg:height="6.1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ull1.A20:Full1.A20" chart:label-cell-address="Full1.A19:Full1.A19" chart:class="chart:bar">
            <chart:data-point/>
          </chart:series>
          <chart:series chart:style-name="ch9" chart:values-cell-range-address="Full1.B20:Full1.B20" chart:label-cell-address="Full1.B19:Full1.B1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tgres 8.4</text:p>
                <draw:g>
                  <svg:desc>Full1.A19:Full1.A19</svg:desc>
                </draw:g>
              </table:table-cell>
              <table:table-cell office:value-type="string">
                <text:p>PyTables 2.2</text:p>
                <draw:g>
                  <svg:desc>Full1.B19:Full1.B1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9761">
                <text:p>49761</text:p>
                <draw:g>
                  <svg:desc>Full1.A20:Full1.A20</svg:desc>
                </draw:g>
              </table:table-cell>
              <table:table-cell office:value-type="float" office:value="22894">
                <text:p>22894</text:p>
                <draw:g>
                  <svg:desc>Full1.B20:Full1.B2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